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208" officeooo:paragraph-rsid="00179208"/>
    </style:style>
    <style:style style:name="P2" style:family="paragraph" style:parent-style-name="Standard">
      <style:text-properties officeooo:rsid="0019cdf9" officeooo:paragraph-rsid="00293dc0"/>
    </style:style>
    <style:style style:name="P3" style:family="paragraph" style:parent-style-name="Standard">
      <style:text-properties officeooo:rsid="001d1a6f" officeooo:paragraph-rsid="001d1a6f"/>
    </style:style>
    <style:style style:name="P4" style:family="paragraph" style:parent-style-name="Standard">
      <style:text-properties officeooo:rsid="00269bb4" officeooo:paragraph-rsid="00269bb4"/>
    </style:style>
    <style:style style:name="P5" style:family="paragraph" style:parent-style-name="Standard">
      <style:text-properties officeooo:rsid="00282a3c" officeooo:paragraph-rsid="00282a3c"/>
    </style:style>
    <style:style style:name="P6" style:family="paragraph" style:parent-style-name="Standard">
      <style:text-properties officeooo:rsid="0029c923" officeooo:paragraph-rsid="0029c923"/>
    </style:style>
    <style:style style:name="P7" style:family="paragraph" style:parent-style-name="Standard">
      <style:text-properties officeooo:rsid="0024c5be" officeooo:paragraph-rsid="0024c5be"/>
    </style:style>
    <style:style style:name="P8" style:family="paragraph" style:parent-style-name="Standard">
      <style:text-properties officeooo:rsid="0024c5be" officeooo:paragraph-rsid="003150d0"/>
    </style:style>
    <style:style style:name="P9" style:family="paragraph" style:parent-style-name="Standard">
      <style:text-properties officeooo:rsid="0024c5be" officeooo:paragraph-rsid="0031fcf8"/>
    </style:style>
    <style:style style:name="P10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4c5be" officeooo:paragraph-rsid="0031fcf8"/>
    </style:style>
    <style:style style:name="P11" style:family="paragraph" style:parent-style-name="Standard">
      <style:text-properties officeooo:rsid="0019cdf9" officeooo:paragraph-rsid="0019cdf9"/>
    </style:style>
    <style:style style:name="P12" style:family="paragraph" style:parent-style-name="Standard">
      <style:text-properties officeooo:rsid="0019cdf9" officeooo:paragraph-rsid="002f3f07"/>
    </style:style>
    <style:style style:name="P13" style:family="paragraph" style:parent-style-name="Standard">
      <style:paragraph-properties fo:text-align="start" style:justify-single-word="false"/>
      <style:text-properties officeooo:rsid="0019cdf9" officeooo:paragraph-rsid="002f3f07"/>
    </style:style>
    <style:style style:name="P14" style:family="paragraph" style:parent-style-name="Standard">
      <style:text-properties officeooo:rsid="0019cdf9" officeooo:paragraph-rsid="00293dc0"/>
    </style:style>
    <style:style style:name="P15" style:family="paragraph" style:parent-style-name="Standard">
      <style:text-properties officeooo:rsid="001a97dd" officeooo:paragraph-rsid="002f3f07"/>
    </style:style>
    <style:style style:name="P16" style:family="paragraph" style:parent-style-name="Standard">
      <style:text-properties officeooo:rsid="001a97dd" officeooo:paragraph-rsid="003150d0"/>
    </style:style>
    <style:style style:name="P17" style:family="paragraph" style:parent-style-name="Standard">
      <style:text-properties officeooo:rsid="001b18d6" officeooo:paragraph-rsid="002f3f07"/>
    </style:style>
    <style:style style:name="P18" style:family="paragraph" style:parent-style-name="Standard">
      <style:text-properties officeooo:rsid="00282a3c" officeooo:paragraph-rsid="00337222"/>
    </style:style>
    <style:style style:name="P19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82a3c" officeooo:paragraph-rsid="0031fcf8"/>
    </style:style>
    <style:style style:name="P20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82a3c" officeooo:paragraph-rsid="00337222"/>
    </style:style>
    <style:style style:name="P21" style:family="paragraph" style:parent-style-name="Standard">
      <style:text-properties officeooo:rsid="00179208" officeooo:paragraph-rsid="002fd2ea"/>
    </style:style>
    <style:style style:name="P22" style:family="paragraph" style:parent-style-name="Standard">
      <style:text-properties officeooo:rsid="00205072" officeooo:paragraph-rsid="002fd2ea"/>
    </style:style>
    <style:style style:name="P23" style:family="paragraph" style:parent-style-name="Standard">
      <style:text-properties officeooo:rsid="00223ffb" officeooo:paragraph-rsid="002fd2ea"/>
    </style:style>
    <style:style style:name="P24" style:family="paragraph" style:parent-style-name="Standard">
      <style:text-properties officeooo:rsid="001d1a6f" officeooo:paragraph-rsid="003150d0"/>
    </style:style>
    <style:style style:name="P25" style:family="paragraph" style:parent-style-name="Standard">
      <style:text-properties officeooo:rsid="001efd7a" officeooo:paragraph-rsid="002fd2ea"/>
    </style:style>
    <style:style style:name="P26" style:family="paragraph" style:parent-style-name="Standard">
      <style:text-properties officeooo:rsid="001efd7a" officeooo:paragraph-rsid="003150d0"/>
    </style:style>
    <style:style style:name="P27" style:family="paragraph" style:parent-style-name="Standard">
      <style:text-properties officeooo:rsid="001f4248" officeooo:paragraph-rsid="001f4248"/>
    </style:style>
    <style:style style:name="P28" style:family="paragraph" style:parent-style-name="Standard">
      <style:text-properties officeooo:rsid="001f4248" officeooo:paragraph-rsid="002fd2ea"/>
    </style:style>
    <style:style style:name="P29" style:family="paragraph" style:parent-style-name="Standard">
      <style:text-properties officeooo:rsid="001f4248" officeooo:paragraph-rsid="0029c923"/>
    </style:style>
    <style:style style:name="P30" style:family="paragraph" style:parent-style-name="Standard">
      <style:text-properties officeooo:rsid="001f4248" officeooo:paragraph-rsid="003150d0"/>
    </style:style>
    <style:style style:name="P31" style:family="paragraph" style:parent-style-name="Standard">
      <style:text-properties officeooo:rsid="00236800" officeooo:paragraph-rsid="00236800"/>
    </style:style>
    <style:style style:name="P32" style:family="paragraph" style:parent-style-name="Standard">
      <style:text-properties officeooo:rsid="00236800" officeooo:paragraph-rsid="003150d0"/>
    </style:style>
    <style:style style:name="P33" style:family="paragraph" style:parent-style-name="Standard">
      <style:text-properties officeooo:rsid="00236800" officeooo:paragraph-rsid="0031fcf8"/>
    </style:style>
    <style:style style:name="P34" style:family="paragraph" style:parent-style-name="Standard">
      <style:text-properties officeooo:rsid="00269bb4" officeooo:paragraph-rsid="00337222"/>
    </style:style>
    <style:style style:name="P35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69bb4" officeooo:paragraph-rsid="0031fcf8"/>
    </style:style>
    <style:style style:name="P36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69bb4" officeooo:paragraph-rsid="00337222"/>
    </style:style>
    <style:style style:name="P37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69bb4" officeooo:paragraph-rsid="00337222"/>
    </style:style>
    <style:style style:name="P38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337222" officeooo:paragraph-rsid="00337222"/>
    </style:style>
    <style:style style:name="T1" style:family="text">
      <style:text-properties officeooo:rsid="0019cdf9"/>
    </style:style>
    <style:style style:name="T2" style:family="text">
      <style:text-properties officeooo:rsid="001b18d6"/>
    </style:style>
    <style:style style:name="T3" style:family="text">
      <style:text-properties officeooo:rsid="001d1a6f"/>
    </style:style>
    <style:style style:name="T4" style:family="text">
      <style:text-properties officeooo:rsid="001f4248"/>
    </style:style>
    <style:style style:name="T5" style:family="text">
      <style:text-properties officeooo:rsid="0024c5be"/>
    </style:style>
    <style:style style:name="T6" style:family="text">
      <style:text-properties officeooo:rsid="00282a3c"/>
    </style:style>
    <style:style style:name="T7" style:family="text">
      <style:text-properties officeooo:rsid="00293dc0"/>
    </style:style>
    <style:style style:name="T8" style:family="text">
      <style:text-properties officeooo:rsid="0029c4bb"/>
    </style:style>
    <style:style style:name="T9" style:family="text">
      <style:text-properties officeooo:rsid="0029c923"/>
    </style:style>
    <style:style style:name="T10" style:family="text">
      <style:text-properties officeooo:rsid="002b996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f3f07"/>
    </style:style>
    <style:style style:name="T13" style:family="text">
      <style:text-properties officeooo:rsid="002fd2ea"/>
    </style:style>
    <style:style style:name="T14" style:family="text">
      <style:text-properties officeooo:rsid="003150d0"/>
    </style:style>
    <style:style style:name="T15" style:family="text">
      <style:text-properties officeooo:rsid="0031fcf8"/>
    </style:style>
    <style:style style:name="T16" style:family="text">
      <style:text-properties officeooo:rsid="003372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11">Real Madrid, Bayern, Barcelona, Atlético, Juventus</text:span>, Sevilla, Chelsa, Manchester, United, <text:span text:style-name="T10">Paris</text:span></text:p>
      <text:p text:style-name="P2"><text:span text:style-name="T12">Boolean Escalado,N</text:span>ome,<text:span text:style-name="T7">P</text:span>osição,<text:span text:style-name="T7">I</text:span>dade,<text:span text:style-name="T7">Técnica,Físico,Inteligencia,Motivação</text:span></text:p>
      <text:p text:style-name="P2"/>
      <text:p text:style-name="P11">Real Madrid</text:p>
      <text:p text:style-name="P15"><text:span text:style-name="T2">1,</text:span>Keylor Navas,Goleiro,<text:span text:style-name="T1">2</text:span>9,<text:span text:style-name="T2">85,85,86,50</text:span></text:p>
      <text:p text:style-name="P17"><text:span text:style-name="T12">0,</text:span>Rubén Yáñez,Goleiro,<text:span text:style-name="T1">23,</text:span>65,7<text:span text:style-name="T1">3,70,50</text:span></text:p>
      <text:p text:style-name="P13">1<text:span text:style-name="T12">,</text:span>Cristiano Ronaldo,Atacante,31,<text:span text:style-name="T2">9</text:span>4,<text:span text:style-name="T2">9</text:span>4,<text:span text:style-name="T7">93,50</text:span></text:p>
      <text:p text:style-name="P12">1,Gareth Bale,<text:span text:style-name="T6">Atacante</text:span>,27,<text:span text:style-name="T2">90,90,89,50</text:span></text:p>
      <text:p text:style-name="P15"><text:span text:style-name="T12">0,</text:span>Karim Benzema,Atacante,<text:span text:style-name="T1">2</text:span>8,<text:span text:style-name="T2">87,87,85,50</text:span></text:p>
      <text:p text:style-name="P15"><text:span text:style-name="T12">0,</text:span>Morata,Atacante,<text:span text:style-name="T1">23,82,86,88,50</text:span></text:p>
      <text:p text:style-name="P12">1,Luka Modric,Meia,31,<text:span text:style-name="T2">89,89,88,50</text:span></text:p>
      <text:p text:style-name="P12">1,Toni Kroos,<text:span text:style-name="T6">Meia</text:span>,26,<text:span text:style-name="T2">88,90,89,50</text:span></text:p>
      <text:p text:style-name="P15"><text:span text:style-name="T1">1,</text:span>James Rodríguez,Meia,<text:span text:style-name="T1">2</text:span>5,<text:span text:style-name="T2">87,92,89,50</text:span></text:p>
      <text:p text:style-name="P15"><text:span text:style-name="T1">1,</text:span>Mateo Kovacic,Meia,<text:span text:style-name="T1">22,79,85,81,50</text:span></text:p>
      <text:p text:style-name="P15"><text:span text:style-name="T12">0,</text:span>Lucas Silva,<text:span text:style-name="T6">Meia</text:span>,<text:span text:style-name="T1">23,74,76,77,50</text:span></text:p>
      <text:p text:style-name="P15"><text:span text:style-name="T12">0,</text:span>Martin Odegaard,Meia,<text:span text:style-name="T1">1</text:span>7,<text:span text:style-name="T2">70,83,77,50</text:span></text:p>
      <text:p text:style-name="P15"><text:span text:style-name="T2">1,</text:span>Danilo,<text:span text:style-name="T6">Zagueiro</text:span>,<text:span text:style-name="T1">2</text:span>5,<text:span text:style-name="T2">80,83,81,50</text:span></text:p>
      <text:p text:style-name="P15"><text:span text:style-name="T2">1,</text:span>Carvajal,<text:span text:style-name="T6">Zagueiro</text:span>,<text:span text:style-name="T1">24,83,86,85,50</text:span></text:p>
      <text:p text:style-name="P12"><text:span text:style-name="T2">1,</text:span>Sergio Ramos,Zagueiro,30,<text:span text:style-name="T2">89,89,88,50</text:span></text:p>
      <text:p text:style-name="P15"><text:span text:style-name="T2">1,</text:span>Pepe<text:span text:style-name="T1">,</text:span>Zagueiro,<text:span text:style-name="T1">33,88,88,87,50</text:span></text:p>
      <text:p text:style-name="P15"><text:span text:style-name="T12">0,</text:span>Fábio Coentrão,<text:span text:style-name="T6">Zagueiro</text:span>,<text:span text:style-name="T1">2</text:span>8,<text:span text:style-name="T2">80,80,81,50</text:span></text:p>
      <text:p text:style-name="P15"><text:span text:style-name="T12">0,</text:span>Nacho Fernández,Zagueiro,<text:span text:style-name="T1">2</text:span>6,<text:span text:style-name="T2">78,80,79,50</text:span></text:p>
      <text:p text:style-name="P1">Barcelona</text:p>
      <text:p text:style-name="P21"><text:span text:style-name="T3">1,</text:span>Neymar,Atacante,<text:span text:style-name="T3">24,92,95,93,50</text:span></text:p>
      <text:p text:style-name="P21"><text:span text:style-name="T3">1,</text:span>Lionel Messi,Atacante,<text:span text:style-name="T3">29,93,93,94,50</text:span></text:p>
      <text:p text:style-name="P23"><text:span text:style-name="T13">0,</text:span>Paco Alcácer,Atacante,<text:span text:style-name="T3">23,</text:span>8<text:span text:style-name="T3">1,</text:span>87,<text:span text:style-name="T8">85,50</text:span></text:p>
      <text:p text:style-name="P23"><text:span text:style-name="T13">0,</text:span>Marc Cardona,Atacante,<text:span text:style-name="T3">21,</text:span>65,7<text:span text:style-name="T3">4,70,50</text:span></text:p>
      <text:p text:style-name="P22"><text:span text:style-name="T3">1,</text:span>Iniesta,Meia,<text:span text:style-name="T3">32,</text:span>88,88,<text:span text:style-name="T8">89,50</text:span></text:p>
      <text:p text:style-name="P22"><text:span text:style-name="T3">1,</text:span>Sergio Busquets,<text:span text:style-name="T6">Meia</text:span>,<text:span text:style-name="T3">2</text:span>8,87,88,<text:span text:style-name="T8">89,50</text:span></text:p>
      <text:p text:style-name="P23"><text:span text:style-name="T3">1,</text:span>Rafinha,Meia,<text:span text:style-name="T3">23,</text:span>80,85,<text:span text:style-name="T8">82,50</text:span></text:p>
      <text:p text:style-name="P23"><text:span text:style-name="T13">0,</text:span>Sergi Roberto,Meia,<text:span text:style-name="T3">24,</text:span>79,85,<text:span text:style-name="T8">81,50</text:span></text:p>
      <text:p text:style-name="P23"><text:span text:style-name="T3">1,</text:span>Aleix Vidal,Meia,<text:span text:style-name="T3">2</text:span>7,77,78,<text:span text:style-name="T8">76,50</text:span></text:p>
      <text:p text:style-name="P23"><text:span text:style-name="T13">0,</text:span>Gerard,Meia,<text:span text:style-name="T3">21,</text:span>70,7<text:span text:style-name="T3">4,70,50</text:span></text:p>
      <text:p text:style-name="P22"><text:span text:style-name="T3">1,</text:span>Jordi Alba,<text:span text:style-name="T6">Zagueiro</text:span>,<text:span text:style-name="T3">2</text:span>7,86,87,<text:span text:style-name="T8">88,50</text:span></text:p>
      <text:p text:style-name="P22"><text:span text:style-name="T3">1,</text:span>Piqué,Zagueiro,<text:span text:style-name="T3">2</text:span>9,86,86,<text:span text:style-name="T8">82,50</text:span></text:p>
      <text:p text:style-name="P23"><text:span text:style-name="T3">1,</text:span>Samuel Umtiti,Zagueiro,<text:span text:style-name="T3">22,</text:span>8<text:span text:style-name="T3">2,</text:span>87,<text:span text:style-name="T8">83,50</text:span></text:p>
      <text:p text:style-name="P23"><text:span text:style-name="T3">1,</text:span>Lucas Digne,<text:span text:style-name="T6">Zagueiro</text:span>,<text:span text:style-name="T3">23,</text:span>70,8<text:span text:style-name="T3">4,75,50</text:span></text:p>
      <text:p text:style-name="P23"><text:span text:style-name="T13">0,</text:span>Nili Perdomo,<text:span text:style-name="T6">Zagueiro</text:span>,<text:span text:style-name="T3">22,</text:span>69,78,<text:span text:style-name="T8">71,50</text:span></text:p>
      <text:p text:style-name="P23"><text:span text:style-name="T13">0,</text:span>Borja López,Zagueiro,<text:span text:style-name="T3">22</text:span>,7<text:span text:style-name="T3">1,</text:span>8<text:span text:style-name="T3">1,76,50</text:span></text:p>
      <text:p text:style-name="P23"><text:span text:style-name="T3">1,</text:span>Marc-André ter Stegen,Goleiro,<text:span text:style-name="T3">24,</text:span>8<text:span text:style-name="T3">3,</text:span>88,<text:span text:style-name="T8">85,50</text:span></text:p>
      <text:p text:style-name="P23"><text:span text:style-name="T13">0,</text:span>Jordi Masip,Goleiro,<text:span text:style-name="T3">2</text:span>7,70,7<text:span text:style-name="T3">1,69,50</text:span></text:p>
      <text:p text:style-name="P3">Bayern</text:p>
      <text:p text:style-name="P24">1,Manuel Neuer,Goleiro,30,92,92,<text:span text:style-name="T8">91,50</text:span></text:p>
      <text:p text:style-name="P28"><text:span text:style-name="T14">0,</text:span>Tom Starke,Goleiro,<text:span text:style-name="T3">3</text:span>5,7<text:span text:style-name="T3">4,</text:span>7<text:span text:style-name="T3">4,71,50</text:span></text:p>
      <text:p text:style-name="P24">1,Robert Lewandowski,Atacante,28,90,90,<text:span text:style-name="T8">91,50</text:span></text:p>
      <text:p text:style-name="P26"><text:span text:style-name="T3">1,</text:span>Kingsley Coman,Atacante,<text:span text:style-name="T3">2</text:span>0,8<text:span text:style-name="T3">1,</text:span>88,<text:span text:style-name="T8">85,50</text:span></text:p>
      <text:p text:style-name="P25"><text:span text:style-name="T14">0,Julian Green,Atacante,21,68,75,72,50</text:span></text:p>
      <text:p text:style-name="P16"><text:span text:style-name="T14">0,</text:span>Nikos Vergos,Atacante,<text:span text:style-name="T1">2</text:span>0,<text:span text:style-name="T2">65,74,72,50</text:span></text:p>
      <text:p text:style-name="P26"><text:span text:style-name="T3">1,</text:span>Jérôme Boateng,Zagueiro,<text:span text:style-name="T3">2</text:span>8,90,90,<text:span text:style-name="T8">90,50</text:span></text:p>
      <text:p text:style-name="P26"><text:span text:style-name="T3">1,</text:span>Philipp Lahm,<text:span text:style-name="T6">Zagueiro</text:span>,<text:span text:style-name="T3">32,</text:span>88,88,<text:span text:style-name="T8">89,50</text:span></text:p>
      <text:p text:style-name="P26"><text:span text:style-name="T3">1,</text:span>David Alaba,Zagueiro,<text:span text:style-name="T3">24,</text:span>87,90,<text:span text:style-name="T8">88,50</text:span></text:p>
      <text:p text:style-name="P26"><text:soft-page-break/><text:span text:style-name="T3">1,</text:span>Mats Hummels,Zagueiro,<text:span text:style-name="T3">2</text:span>7,87,87,<text:span text:style-name="T8">81,50</text:span></text:p>
      <text:p text:style-name="P25"><text:span text:style-name="T14">0,</text:span>Joshua Kimmich,<text:span text:style-name="T6">Zagueiro</text:span>,<text:span text:style-name="T3">21,</text:span>79,88,<text:span text:style-name="T8">85,50</text:span></text:p>
      <text:p text:style-name="P25"><text:span text:style-name="T14">0,</text:span>Holger Badstuber,Zagueiro,<text:span text:style-name="T3">2</text:span>7,79,79,<text:span text:style-name="T8">81,50</text:span></text:p>
      <text:p text:style-name="P26"><text:span text:style-name="T3">1,</text:span>Thomas Muller,Meia,<text:span text:style-name="T3">2</text:span>7,87,88,<text:span text:style-name="T8">85,50</text:span></text:p>
      <text:p text:style-name="P26"><text:span text:style-name="T3">1,</text:span>Arturo Vidal,<text:span text:style-name="T6">Meia</text:span>,<text:span text:style-name="T3">2</text:span>9,87,87,<text:span text:style-name="T8">86,50</text:span></text:p>
      <text:p text:style-name="P26"><text:span text:style-name="T3">1,</text:span>Arjen Robben,Meia,<text:span text:style-name="T3">32,</text:span>87,87,<text:span text:style-name="T8">85,50</text:span></text:p>
      <text:p text:style-name="P30"><text:span text:style-name="T3">1,</text:span>Renato Sanches,Meia,<text:span text:style-name="T3">1</text:span>9,78,90,<text:span text:style-name="T9">79,50</text:span></text:p>
      <text:p text:style-name="P29"><text:span text:style-name="T14">0,</text:span>Niklas Dorsch,<text:span text:style-name="T7">Meia</text:span>,<text:span text:style-name="T3">1</text:span>8,59,78,<text:span text:style-name="T9">63,50</text:span></text:p>
      <text:p text:style-name="P27"><text:span text:style-name="T14">0,</text:span>Erdal Ozturk,Meia,<text:span text:style-name="T3">2</text:span>0,58,70,<text:span text:style-name="T9">65,50</text:span></text:p>
      <text:p text:style-name="P31">Atlético Madrid</text:p>
      <text:p text:style-name="P9"><text:span text:style-name="T3">1,</text:span>Roberto Núñez,Atacante,<text:span text:style-name="T3">2</text:span>0,6<text:span text:style-name="T3">1,</text:span>75,<text:span text:style-name="T9">70,50</text:span></text:p>
      <text:p text:style-name="P33"><text:span text:style-name="T3">1,</text:span>Antoine Griezmann,Atacante,<text:span text:style-name="T3">2</text:span>5,88,9<text:span text:style-name="T3">2,89,50</text:span></text:p>
      <text:p text:style-name="P32"><text:span text:style-name="T15">0,</text:span>Kévin Gameiro,Atacante,<text:span text:style-name="T3">2</text:span>9,8<text:span text:style-name="T3">3,</text:span>8<text:span text:style-name="T3">3,81,50</text:span></text:p>
      <text:p text:style-name="P9"><text:span text:style-name="T15">0,</text:span>Ángel Corra,Atacante,<text:span text:style-name="T3">21,</text:span>79,88,<text:span text:style-name="T9">85,50</text:span></text:p>
      <text:p text:style-name="P33"><text:span text:style-name="T3">1,</text:span>Jan Oblak,Goleiro,<text:span text:style-name="T3">23,</text:span>87,9<text:span text:style-name="T3">1,90,50</text:span></text:p>
      <text:p text:style-name="P8"><text:span text:style-name="T15">0,</text:span>André Moreira,Goleiro,<text:span text:style-name="T3">2</text:span>0,70,80,<text:span text:style-name="T9">75,50</text:span></text:p>
      <text:p text:style-name="P33"><text:span text:style-name="T3">1,</text:span>Diego Godín,Zagueiro,<text:span text:style-name="T3">3</text:span>0,88,<text:span text:style-name="T9">90,87,50</text:span></text:p>
      <text:p text:style-name="P33"><text:span text:style-name="T3">1,</text:span>Filipe Luís,<text:span text:style-name="T7">Zagueiro</text:span>,<text:span text:style-name="T3">31,</text:span>85,85,<text:span text:style-name="T9">84,50</text:span></text:p>
      <text:p text:style-name="P33"><text:span text:style-name="T3">1,</text:span>José María Giménez,Zagueiro,<text:span text:style-name="T3">21,</text:span>8<text:span text:style-name="T3">3,</text:span>88,<text:span text:style-name="T9">85,50</text:span></text:p>
      <text:p text:style-name="P9"><text:span text:style-name="T3">1,</text:span>Sime Vrsaljko,<text:span text:style-name="T7">Zagueiro</text:span>,<text:span text:style-name="T3">24,</text:span>78,8<text:span text:style-name="T3">2,81,50</text:span></text:p>
      <text:p text:style-name="P8"><text:span text:style-name="T15">0,</text:span>Borja González,<text:span text:style-name="T7">Zagueiro</text:span>,<text:span text:style-name="T3">2</text:span>0,6<text:span text:style-name="T3">2,</text:span>7<text:span text:style-name="T3">4,68,50</text:span></text:p>
      <text:p text:style-name="P33"><text:span text:style-name="T15">0,</text:span>Stefan Savic,Zagueiro,<text:span text:style-name="T3">2</text:span>5,<text:span text:style-name="T5">82,86,85,50</text:span></text:p>
      <text:p text:style-name="P33"><text:span text:style-name="T3">1,</text:span>Nicolás Gaitán,Meia,<text:span text:style-name="T3">2</text:span>8,85,85,<text:span text:style-name="T9">86,50</text:span></text:p>
      <text:p text:style-name="P33"><text:span text:style-name="T3">1,</text:span>Koke,Meia,<text:span text:style-name="T3">24,</text:span>8<text:span text:style-name="T3">4,</text:span>88,<text:span text:style-name="T9">86,50</text:span></text:p>
      <text:p text:style-name="P9"><text:span text:style-name="T3">1,</text:span>Tiago,Meia,<text:span text:style-name="T3">3</text:span>5,8<text:span text:style-name="T3">1,</text:span>8<text:span text:style-name="T3">1,86,50</text:span></text:p>
      <text:p text:style-name="P9"><text:span text:style-name="T3">1,</text:span>Thomas,Meia,<text:span text:style-name="T3">23,</text:span>75,8<text:span text:style-name="T3">2,80,50</text:span></text:p>
      <text:p text:style-name="P7"><text:span text:style-name="T15">0,</text:span>Caio Henrique,Meia,<text:span text:style-name="T3">1</text:span>9,66,8<text:span text:style-name="T3">3,76,50</text:span></text:p>
      <text:p text:style-name="P9"><text:span text:style-name="T15">0,</text:span>Saúl,Meia,<text:span text:style-name="T3">21,</text:span>80,88,<text:span text:style-name="T9">81,50</text:span></text:p>
      <text:p text:style-name="P4">Juventus</text:p>
      <text:p text:style-name="P35"><text:span text:style-name="T3">1,</text:span>Gonzalo Higuaín,Atacante,<text:span text:style-name="T3">2</text:span>8,88,88,<text:span text:style-name="T9">87,50</text:span></text:p>
      <text:p text:style-name="P35"><text:span text:style-name="T3">1,</text:span>Paulo Dybala,Atacante,<text:span text:style-name="T3">22,</text:span>85,9<text:span text:style-name="T3">2,87,50</text:span></text:p>
      <text:p text:style-name="P35"><text:span text:style-name="T15">0,</text:span>Mario Mandzukic,Atacante,<text:span text:style-name="T3">3</text:span>0,8<text:span text:style-name="T3">3,</text:span>8<text:span text:style-name="T3">3,85,50</text:span></text:p>
      <text:p text:style-name="P35"><text:span text:style-name="T15">0,</text:span>Marko Pjaca,Atacante<text:span text:style-name="T6">,21,76,86,75,50</text:span></text:p>
      <text:p text:style-name="P35"><text:span text:style-name="T3">1,</text:span>Gianluigi Buffon,Goleiro,<text:span text:style-name="T3">3</text:span>8,88,88,<text:span text:style-name="T9">86,50</text:span></text:p>
      <text:p text:style-name="P19"><text:span text:style-name="T15">0,</text:span>Emil Audero,Goleiro,19,67,77,<text:span text:style-name="T9">72,50</text:span></text:p>
      <text:p text:style-name="P36"><text:span text:style-name="T3">1,</text:span>Giorgio Chiellini,Zagueiro,<text:span text:style-name="T3">32,</text:span>88,88,<text:span text:style-name="T9">89,50</text:span></text:p>
      <text:p text:style-name="P36"><text:span text:style-name="T3">1,</text:span>Leonardo Bonucci,Zagueiro,<text:span text:style-name="T3">2</text:span>9,87,87,<text:span text:style-name="T9">88,50</text:span></text:p>
      <text:p text:style-name="P35"><text:span text:style-name="T3">1,</text:span>Dani Alves,<text:span text:style-name="T7">Zagueiro</text:span>,<text:span text:style-name="T3">33,</text:span>85,85,<text:span text:style-name="T9">88,50</text:span></text:p>
      <text:p text:style-name="P35"><text:span text:style-name="T16">0,</text:span>Medhi Benatia,Zagueiro,<text:span text:style-name="T3">2</text:span>9,8<text:span text:style-name="T3">3,</text:span>8<text:span text:style-name="T1">3,80,50</text:span></text:p>
      <text:p text:style-name="P10"><text:span text:style-name="T16">0,</text:span>Lucas Hernández,Zagueiro,<text:span text:style-name="T3">2</text:span>0,76,87,<text:span text:style-name="T9">80,50</text:span></text:p>
      <text:p text:style-name="P20"><text:span text:style-name="T3">1,</text:span>Federico Mattiello,<text:span text:style-name="T7">Zagueiro</text:span>,21,72,84,<text:span text:style-name="T9">76,50</text:span></text:p>
      <text:p text:style-name="P36"><text:span text:style-name="T3">1,</text:span>Claudio Marchisio,Meia,<text:span text:style-name="T3">3</text:span>0,86,86,<text:span text:style-name="T9">81,50</text:span></text:p>
      <text:p text:style-name="P36"><text:span text:style-name="T3">1,</text:span>Miralem Pjanic,Meia,<text:span text:style-name="T3">2</text:span>6,85,87,<text:span text:style-name="T9">81,50</text:span></text:p>
      <text:p text:style-name="P36"><text:span text:style-name="T3">1,</text:span>Stephan Lichtsteiner,Meia,<text:span text:style-name="T1">32,</text:span>8<text:span text:style-name="T1">3,</text:span>8<text:span text:style-name="T1">3,81,50</text:span></text:p>
      <text:p text:style-name="P36"><text:span text:style-name="T3">1,</text:span>Kwadwo Asamoah,Meia,<text:span text:style-name="T1">2</text:span>7,80,8<text:span text:style-name="T1">1,79,50</text:span></text:p>
      <text:p text:style-name="P35"><text:span text:style-name="T16">0,</text:span>Maria Lemina,Meia,<text:span text:style-name="T1">23</text:span>,77,8<text:span text:style-name="T1">3,80,50</text:span></text:p>
      <text:p text:style-name="P36"><text:span text:style-name="T16">0,</text:span>Stefano Sturaro,Meia,<text:span text:style-name="T1">23,</text:span>77,8<text:span text:style-name="T1">2,79,50</text:span></text:p>
      <text:p text:style-name="P38">Disponíveis</text:p>
      <text:p text:style-name="P36"><text:span text:style-name="T1">Mariano,Atacante,23,71,80,75,50</text:span></text:p>
      <text:p text:style-name="P15">Sergio Díaz,Atacante,<text:span text:style-name="T1">1</text:span>8,<text:span text:style-name="T2">67,81,72,50</text:span></text:p>
      <text:p text:style-name="P15">Aleix Febas,Meia,<text:span text:style-name="T1">2</text:span>0,<text:span text:style-name="T2">67,82,74</text:span></text:p>
      <text:p text:style-name="P15">Enzo Fernández,Meia,<text:span text:style-name="T1">21,66,75,71,50</text:span></text:p>
      <text:p text:style-name="P15"><text:soft-page-break/>Isco,Meia,<text:span text:style-name="T1">24,84,88,86,50</text:span></text:p>
      <text:p text:style-name="P15">Casemiro,<text:span text:style-name="T6">Meia</text:span>,<text:span text:style-name="T1">24,82,87,83,50</text:span></text:p>
      <text:p text:style-name="P15">Marco Asensio,Meia,<text:span text:style-name="T1">2</text:span>0,<text:span text:style-name="T2">81,89,87,50</text:span></text:p>
      <text:p text:style-name="P15">Lucas Vázquez,Meia,<text:span text:style-name="T1">2</text:span>5,<text:span text:style-name="T2">81,84,82,50</text:span></text:p>
      <text:p text:style-name="P15">Kiko Casilla,Goleiro,<text:span text:style-name="T1">3</text:span>0,<text:span text:style-name="T2">79,79,78,50</text:span></text:p>
      <text:p text:style-name="P15">Marcelo,<text:span text:style-name="T6">Zagueiro</text:span>,<text:span text:style-name="T1">2</text:span>8,<text:span text:style-name="T2">86,86,84,50</text:span></text:p>
      <text:p text:style-name="P15">Raphael Varane,Zagueiro,<text:span text:style-name="T1">23,84,91,87,50</text:span></text:p>
      <text:p text:style-name="P15">Philipp Lienhart,Zagueiro,<text:span text:style-name="T1">2</text:span>0,<text:span text:style-name="T2">65,80,75,50</text:span></text:p>
      <text:p text:style-name="P17">Achraf Hakimi,<text:span text:style-name="T6">Zagueiro</text:span>,<text:span text:style-name="T1">1</text:span>7,6<text:span text:style-name="T1">4,</text:span>75,<text:span text:style-name="T7">71,50</text:span></text:p>
      <text:p text:style-name="P17">Álvaro Tejero,<text:span text:style-name="T6">Zagueiro</text:span>,<text:span text:style-name="T1">2</text:span>0,6<text:span text:style-name="T1">2,</text:span>75,<text:span text:style-name="T8">70,50</text:span></text:p>
      <text:p text:style-name="P22">Luis Suárez,Atacante,<text:span text:style-name="T3">2</text:span>9,9<text:span text:style-name="T3">2,</text:span>9<text:span text:style-name="T3">2,91,50</text:span></text:p>
      <text:p text:style-name="P23">Wilfrid Kaptoum,Meia,<text:span text:style-name="T3">2</text:span>0,68,76,<text:span text:style-name="T8">75,50</text:span></text:p>
      <text:p text:style-name="P22">Ivan Rakitc,Meia,<text:span text:style-name="T3">2</text:span>8,87,87,<text:span text:style-name="T8">85,50</text:span></text:p>
      <text:p text:style-name="P22">André Gomes,Meia,<text:span text:style-name="T3">23,84,90,86,50</text:span></text:p>
      <text:p text:style-name="P23">Arda Turan,Meia,<text:span text:style-name="T3">2</text:span>9,8<text:span text:style-name="T3">4,</text:span>8<text:span text:style-name="T3">4,82,50</text:span></text:p>
      <text:p text:style-name="P23">Danis Suárez,Meia,<text:span text:style-name="T3">22,</text:span>80,87,<text:span text:style-name="T8">84,50</text:span></text:p>
      <text:p text:style-name="P23">Sergi Palencia,<text:span text:style-name="T6">Zagueiro</text:span>,<text:span text:style-name="T3">2</text:span>0,66,78,<text:span text:style-name="T8">74,50</text:span></text:p>
      <text:p text:style-name="P23">Marlon Santos,Zagueiro,<text:span text:style-name="T3">21,</text:span>7<text:span text:style-name="T3">2,</text:span>8<text:span text:style-name="T3">2,75,50</text:span></text:p>
      <text:p text:style-name="P22">Javier Mascherano,Zagueiro,<text:span text:style-name="T3">32,</text:span>85,85,<text:span text:style-name="T8">88,50</text:span></text:p>
      <text:p text:style-name="P23">Jérémy Mathieu,Zagueiro,<text:span text:style-name="T3">32</text:span>,8<text:span text:style-name="T3">1,</text:span>8<text:span text:style-name="T3">1,79,50</text:span></text:p>
      <text:p text:style-name="P23">Jasper Cillessen,Goleiro,<text:span text:style-name="T3">2</text:span>7,8<text:span text:style-name="T3">1,</text:span>8<text:span text:style-name="T3">3,82,50</text:span></text:p>
      <text:p text:style-name="P23">José Suarez,Goleiro,<text:span text:style-name="T3">2</text:span>0,66,77,<text:span text:style-name="T8">72,50</text:span></text:p>
      <text:p text:style-name="P24"><text:span text:style-name="T14">Sven Ulreich,Goleiro,</text:span>2<text:span text:style-name="T8">8,77,77,75,50</text:span></text:p>
      <text:p text:style-name="P26">Rafinha,<text:span text:style-name="T4">Zagueiro,31,78,78,76,50</text:span></text:p>
      <text:p text:style-name="P30">Feliz Gotze,Zagueiro,<text:span text:style-name="T3">1</text:span>8,59,7<text:span text:style-name="T3">2,61,50</text:span></text:p>
      <text:p text:style-name="P26">Bernat,<text:span text:style-name="T7">Zagueiro</text:span>,<text:span text:style-name="T3">23,</text:span>79,8<text:span text:style-name="T3">3,81,50</text:span></text:p>
      <text:p text:style-name="P26">Javi Martinez,Zagueiro,<text:span text:style-name="T3">2</text:span>8,8<text:span text:style-name="T3">4,</text:span>85,<text:span text:style-name="T8">85,50</text:span></text:p>
      <text:p text:style-name="P30">Fabian Benjo,Meia,<text:span text:style-name="T3">1</text:span>8,6<text:span text:style-name="T3">1,</text:span>79,<text:span text:style-name="T9">65,50</text:span></text:p>
      <text:p text:style-name="P26">Franck Ribéry,Meia,<text:span text:style-name="T3">33,</text:span>86,86,<text:span text:style-name="T8">88,50 </text:span></text:p>
      <text:p text:style-name="P26">Douglas Costa,Meia,<text:span text:style-name="T3">2</text:span>6,8<text:span text:style-name="T3">4,</text:span>85,<text:span text:style-name="T8">81,50</text:span></text:p>
      <text:p text:style-name="P26">Thiago,<text:span text:style-name="T13">Meia</text:span>,<text:span text:style-name="T3">2</text:span>5,8<text:span text:style-name="T3">4,</text:span>87,<text:span text:style-name="T8">86,50</text:span></text:p>
      <text:p text:style-name="P26">Xabi Alonso,<text:span text:style-name="T6">Meia</text:span>,<text:span text:style-name="T3">34,</text:span>8<text:span text:style-name="T3">4,</text:span>8<text:span text:style-name="T3">4,86,50</text:span></text:p>
      <text:p text:style-name="P9">Fernando Torres,Atacante,<text:span text:style-name="T3">32,</text:span>8<text:span text:style-name="T3">1,</text:span>8<text:span text:style-name="T3">1,85,50</text:span></text:p>
      <text:p text:style-name="P9">Alessio Cerci,Atacante,<text:span text:style-name="T3">2</text:span>9,76,76,<text:span text:style-name="T9">77,50</text:span></text:p>
      <text:p text:style-name="P9">Bernabé,Goleiro,<text:span text:style-name="T3">23,</text:span>6<text:span text:style-name="T3">4,</text:span>7<text:span text:style-name="T3">2,70,50</text:span></text:p>
      <text:p text:style-name="P9">Moyá,Goleiro,<text:span text:style-name="T3">32,</text:span>8<text:span text:style-name="T3">1,</text:span>8<text:span text:style-name="T3">1,82,50</text:span></text:p>
      <text:p text:style-name="P34">Neto,Goleiro,<text:span text:style-name="T1">2</text:span>7,80,80,<text:span text:style-name="T9">81,50</text:span></text:p>
      <text:p text:style-name="P9">Álex García,Zagueiro,<text:span text:style-name="T3">22,</text:span>6<text:span text:style-name="T3">1,</text:span>67,<text:span text:style-name="T9">60,50</text:span></text:p>
      <text:p text:style-name="P33">Juanfran,<text:span text:style-name="T7">Zagueiro</text:span>,<text:span text:style-name="T3">31,</text:span>8<text:span text:style-name="T3">3,</text:span>8<text:span text:style-name="T3">3,84,50</text:span></text:p>
      <text:p text:style-name="P9">Juan Moreno,Meia,<text:span text:style-name="T3">1</text:span>9,6<text:span text:style-name="T3">2,</text:span>7<text:span text:style-name="T3">1,68,50</text:span></text:p>
      <text:p text:style-name="P33">Yannick Carrasco,Meia,<text:span text:style-name="T3">23,</text:span>8<text:span text:style-name="T3">2,</text:span>88,<text:span text:style-name="T9">85,50</text:span></text:p>
      <text:p text:style-name="P9">Gabi,Meia,33,82,82,88,50</text:p>
      <text:p text:style-name="P9">Augusto Fernández,Meia,<text:span text:style-name="T3">3</text:span>0,8<text:span text:style-name="T3">1,</text:span>8<text:span text:style-name="T3">1,82,50</text:span></text:p>
      <text:p text:style-name="P18">Rolando Mandragora,Zagueiro,19,69,82,<text:span text:style-name="T9">71,50</text:span></text:p>
      <text:p text:style-name="P34">Daniele Rugani,Zagueiro,<text:span text:style-name="T1">22,</text:span>79,87,<text:span text:style-name="T9">81,50</text:span></text:p>
      <text:p text:style-name="P18">Paolo De Ceglie,Meia,30,72,72,<text:span text:style-name="T9">73,50</text:span></text:p>
      <text:p text:style-name="P34">Hernanes,Meia,<text:span text:style-name="T1">31,</text:span>80,80,<text:span text:style-name="T9">82,50</text:span></text:p>
      <text:p text:style-name="P34">Alex Sandro,Meia,<text:span text:style-name="T3">2</text:span>5,8<text:span text:style-name="T3">4,</text:span>87,<text:span text:style-name="T9">81,50</text:span></text:p>
      <text:p text:style-name="P34">Sami Khedira,Meia,<text:span text:style-name="T3">2</text:span>9,8<text:span text:style-name="T3">3,</text:span>8<text:span text:style-name="T3">3,86,50</text:span></text:p>
      <text:p text:style-name="P34">Patrice Evra,Meia,<text:span text:style-name="T1">3</text:span>5,8<text:span text:style-name="T1">2,</text:span>8<text:span text:style-name="T1">2,80,50</text:span></text:p>
      <text:p text:style-name="P34">Juan Cuadrado,Meia,<text:span text:style-name="T1">2</text:span>8,8<text:span text:style-name="T1">2,</text:span>8<text:span text:style-name="T1">2,84,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6:12:37.156000000</meta:creation-date>
    <dc:date>2016-10-30T21:27:28.114000000</dc:date>
    <meta:editing-duration>P3DT1H49M12S</meta:editing-duration>
    <meta:editing-cycles>3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153" meta:word-count="288" meta:character-count="5366" meta:non-whitespace-character-count="5230"/>
  </office:meta>
</office:document-meta>
</file>